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fo:background-color="#ff0000" style:vertical-align="automatic"/>
      <style:text-properties style:font-name="Calibri5" fo:font-size="11pt" style:font-name-asian="Calibri" style:font-size-asian="11pt" style:font-name-complex="Calibri" style:font-size-complex="11pt"/>
    </style:style>
    <style:style style:name="ce2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5"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7"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9"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9"/>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8"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6"/>
          <table:table-cell table:style-name="ce236"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6"/>
          <table:table-cell table:style-name="ce236"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6"/>
          <table:table-cell table:style-name="ce236"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6"/>
          <table:table-cell table:style-name="ce236" office:value-type="string">
            <text:p>Verify that RFI should be added for 'Agent'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6"/>
          <table:table-cell table:style-name="ce236" office:value-type="string">
            <text:p>Verify that RFI should be added for 'Event'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6"/>
          <table:table-cell table:style-name="ce236" office:value-type="string">
            <text:p>Verify that RFI should be added for 'Information Flows'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6"/>
          <table:table-cell table:style-name="ce236" office:value-type="string">
            <text:p>Verify that RFI should be added for 'Organization'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6"/>
          <table:table-cell table:style-name="ce236" office:value-type="string">
            <text:p>Verify that RFI should be added for 'Phase of event'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6"/>
          <table:table-cell table:style-name="ce236" office:value-type="string">
            <text:p>Verify that RFI should be added for 'places'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30" office:value-type="string">
            <text:p>SQ0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6"/>
          <table:table-cell table:style-name="ce236" office:value-type="string">
            <text:p>Verify that RFI should be added for 'Plan Segment'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1_AddQuestionnaireRFIAsRole</text:p>
          </table:table-cell>
          <table:table-cell table:style-name="ce233" office:value-type="string">
            <text:p>L1</text:p>
          </table:table-cell>
          <table:table-cell table:style-name="ce229" office:value-type="string">
            <text:p>Add New Questionnaire RFI for Role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6"/>
          <table:table-cell table:style-name="ce236" office:value-type="string">
            <text:p>Verify that RFI should be added for 'Role'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6"/>
          <table:table-cell table:style-name="ce236" office:value-type="string">
            <text:p>Verify that RFI should be added for 'Sharing requirements'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6"/>
          <table:table-cell table:style-name="ce236" office:value-type="string">
            <text:p>Verify that RFI should be added for 'Task'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6"/>
          <table:table-cell table:style-name="ce236" office:value-type="string">
            <text:p>Verify that RFI should be added for 'Transmission media' and should be displayed under 'About'</text:p>
          </table:table-cell>
          <table:table-cell table:number-columns-repeated="5"/>
          <table:table-cell table:style-name="ce228" table:number-columns-repeated="1008"/>
          <table:table-cell table:number-columns-repeated="4"/>
        </table:table-row>
        <table:table-row table:style-name="ro78">
          <table:table-cell table:style-name="ce229" office:value-type="string">
            <text:p>SQ00015_ActivateQuestionnaire</text:p>
          </table:table-cell>
          <table:table-cell/>
          <table:table-cell table:style-name="ce234" office:value-type="string">
            <text:p>Activa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6"/>
          <table:table-cell table:style-name="ce229" office:value-type="string">
            <text:p>Verify that questionnaire can be activated and its status should be 'ACTIVE”</text:p>
          </table:table-cell>
          <table:table-cell table:number-columns-repeated="7"/>
          <table:table-cell table:style-name="ce228" table:number-columns-repeated="1006"/>
          <table:table-cell table:number-columns-repeated="4"/>
        </table:table-row>
        <table:table-row table:style-name="ro81">
          <table:table-cell table:style-name="ce229" office:value-type="string">
            <text:p>SQ00016_DeactivateQuestionnaire</text:p>
          </table:table-cell>
          <table:table-cell/>
          <table:table-cell table:style-name="ce234" office:value-type="string">
            <text:p>Deactiva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6"/>
          <table:table-cell table:style-name="ce229" office:value-type="string">
            <text:p>Verify that Questionnaire should be deactivated and its status should be 'INACTIVE'</text:p>
          </table:table-cell>
          <table:table-cell table:number-columns-repeated="1017"/>
        </table:table-row>
        <table:table-row table:style-name="ro78">
          <table:table-cell table:style-name="ce229" office:value-type="string">
            <text:p>SQ00017_DeleteQuestioonaire</text:p>
          </table:table-cell>
          <table:table-cell table:style-name="ce228"/>
          <table:table-cell table:style-name="ce234" office:value-type="string">
            <text:p>Dele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6"/>
          <table:table-cell table:style-name="ce229" office:value-type="string">
            <text:p>Verify that Questionnaire should be deleted and it should display 'No Record Found' in Questionnaires</text:p>
          </table:table-cell>
          <table:table-cell table:number-columns-repeated="1017"/>
        </table:table-row>
        <table:table-row table:style-name="ro78">
          <table:table-cell table:style-name="ce229" office:value-type="string">
            <text:p>SQ00018_AddQuestion</text:p>
          </table:table-cell>
          <table:table-cell table:style-name="ce228"/>
          <table:table-cell table:style-name="ce234" office:value-type="string">
            <text:p>Add New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6"/>
          <table:table-cell table:style-name="ce229" office:value-type="string">
            <text:p>Verify that Question can be added in questionnaire with “(Inactive) --TBD--” details</text:p>
          </table:table-cell>
          <table:table-cell table:number-columns-repeated="1017"/>
        </table:table-row>
        <table:table-row table:style-name="ro81">
          <table:table-cell table:style-name="ce229" office:value-type="string">
            <text:p>SQ00019_AddQuestioName</text:p>
          </table:table-cell>
          <table:table-cell table:style-name="ce228"/>
          <table:table-cell table:style-name="ce234" office:value-type="string">
            <text:p>Add New Question nam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6"/>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0_ActivateQuestion</text:p>
          </table:table-cell>
          <table:table-cell/>
          <table:table-cell table:style-name="ce234" office:value-type="string">
            <text:p>Activa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6"/>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021_DeactivateQuestion</text:p>
          </table:table-cell>
          <table:table-cell/>
          <table:table-cell table:style-name="ce234" office:value-type="string">
            <text:p>Deactiva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6"/>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2_DeleteQuestion</text:p>
          </table:table-cell>
          <table:table-cell/>
          <table:table-cell table:style-name="ce234" office:value-type="string">
            <text:p>Dele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6"/>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023_SelectQuestionAnswerAsStatement</text:p>
          </table:table-cell>
          <table:table-cell/>
          <table:table-cell table:style-name="ce234" office:value-type="string">
            <text:p>Answer as Statement</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6"/>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024_SelectQuestionAnswerAsDocument</text:p>
          </table:table-cell>
          <table:table-cell/>
          <table:table-cell table:style-name="ce234" office:value-type="string">
            <text:p>Answer as Document</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6"/>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025_SelectQuestionAnswerAsEssay</text:p>
          </table:table-cell>
          <table:table-cell/>
          <table:table-cell table:style-name="ce234" office:value-type="string">
            <text:p>Answer as Essay</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6"/>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026_SelectQuestionAnswerAsChoice</text:p>
          </table:table-cell>
          <table:table-cell/>
          <table:table-cell table:style-name="ce234" office:value-type="string">
            <text:p>Answer as Choic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6"/>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027_ChoiceDetails</text:p>
          </table:table-cell>
          <table:table-cell/>
          <table:table-cell table:style-name="ce234" office:value-type="string">
            <text:p>Answer as Choice and enter details</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6"/>
          <table:table-cell table:style-name="ce229" office:value-type="string">
            <text:p>1. Verify that answer can be selected as 'choice' and various options are displayed and a text field appears.</text:p>
            <text:p>2. Choice 1 can be entered. <text:s text:c="6"/><text:s text:c="18"/>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028_ChoiceDetailsOption2</text:p>
          </table:table-cell>
          <table:table-cell/>
          <table:table-cell table:style-name="ce234" office:value-type="string">
            <text:p>Answer as Choice and enter 2 options</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6"/>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029_DeleteChoice</text:p>
          </table:table-cell>
          <table:table-cell/>
          <table:table-cell office:value-type="string">
            <text:p>Delete the Choice</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6"/>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030_SelectQuestionAnswerAsYesOrNo</text:p>
          </table:table-cell>
          <table:table-cell/>
          <table:table-cell office:value-type="string">
            <text:p>Answer as 'Yes or No'</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6"/>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031_SelectQuestionAnswerAsShortText</text:p>
          </table:table-cell>
          <table:table-cell/>
          <table:table-cell office:value-type="string">
            <text:p>Answer as 'Short text'</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6"/>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032_CreateSurveyForThisPlan</text:p>
          </table:table-cell>
          <table:table-cell/>
          <table:table-cell office:value-type="string">
            <text:p>Survey for Pla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7"/><text:s text:c="28"/><text:s text:c="28"/><text:s text:c="17"/>11.Click on Close. <text:s text:c="16"/><text:s text:c="28"/><text:s text:c="28"/><text:s text:c="18"/>12.Click on 'Sign out' user.</text:p>
          </table:table-cell>
          <table:table-cell table:style-name="ce236"/>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033_RetireThisSurvey</text:p>
          </table:table-cell>
          <table:table-cell/>
          <table:table-cell office:value-type="string">
            <text:p>Retire this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text:s text:c="28"/><text:s text:c="22"/>12.Click on Close. <text:s text:c="16"/><text:s text:c="28"/><text:s text:c="28"/><text:s text:c="13"/>13.Click on 'Sign out' user.</text:p>
          </table:table-cell>
          <table:table-cell table:style-name="ce236"/>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034_ActivateSurvey</text:p>
          </table:table-cell>
          <table:table-cell/>
          <table:table-cell office:value-type="string">
            <text:p>Activate this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6"/>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035_CreateSurveyForTask</text:p>
          </table:table-cell>
          <table:table-cell/>
          <table:table-cell office:value-type="string">
            <text:p>Survey for task</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6"/>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036_CreateSurveyForAgent</text:p>
          </table:table-cell>
          <table:table-cell/>
          <table:table-cell office:value-type="string">
            <text:p>Survey for Ag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6"/>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037_CreateSurveyForRole</text:p>
          </table:table-cell>
          <table:table-cell/>
          <table:table-cell office:value-type="string">
            <text:p>Survey for Role</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6"/>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038_CreateSurveyForEvent</text:p>
          </table:table-cell>
          <table:table-cell/>
          <table:table-cell office:value-type="string">
            <text:p>Survey for Ev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039_CreateSurveyForPlaces</text:p>
          </table:table-cell>
          <table:table-cell/>
          <table:table-cell office:value-type="string">
            <text:p>Survey for Place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040_CreateSurveyForOrganization</text:p>
          </table:table-cell>
          <table:table-cell/>
          <table:table-cell office:value-type="string">
            <text:p>Survey for Organizatio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041_CreateSurveyForInformationFlows</text:p>
          </table:table-cell>
          <table:table-cell/>
          <table:table-cell office:value-type="string">
            <text:p>Survey for Information Flow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6"/>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042_CreateSurveyForPhasesOfEvents</text:p>
          </table:table-cell>
          <table:table-cell/>
          <table:table-cell office:value-type="string">
            <text:p>Survey for Phases of Ev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6"/>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043_CreateSurveyForPlanSegment</text:p>
          </table:table-cell>
          <table:table-cell/>
          <table:table-cell office:value-type="string">
            <text:p>Survey for Plan Segment</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6"/>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044_CreateSurveyForTransmissionMedia</text:p>
          </table:table-cell>
          <table:table-cell/>
          <table:table-cell office:value-type="string">
            <text:p>Survey for Transmission Media</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6"/>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045_CreateSurveyFromTask</text:p>
          </table:table-cell>
          <table:table-cell/>
          <table:table-cell office:value-type="string">
            <text:p>Survey from Task</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text:span><text:span text:style-name="T4">Sign out user.</text:span></text:p>
          </table:table-cell>
          <table:table-cell table:style-name="ce236"/>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046_QuestionnaireForIssueRemediation</text:p>
          </table:table-cell>
          <table:table-cell/>
          <table:table-cell table:style-name="ce235" office:value-type="string">
            <text:p>Issue remediation </text:p>
          </table:table-cell>
          <table:table-cell table:style-name="ce237"/>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6"/>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047_EditQuestionnaireOfIssueRemediation</text:p>
          </table:table-cell>
          <table:table-cell/>
          <table:table-cell office:value-type="string">
            <text:p>Edit issue remediatio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6"/>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048_ChangeTheSequenceOfQuestions</text:p>
          </table:table-cell>
          <table:table-cell/>
          <table:table-cell office:value-type="string">
            <text:p>Change Sequence of Question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6"/>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049_DeleteIssueRemediationQuestionnair</text:p>
          </table:table-cell>
          <table:table-cell/>
          <table:table-cell office:value-type="string">
            <text:p>Delete issue remediation questionnaire</text:p>
          </table:table-cell>
          <table:table-cell table:style-name="ce232"/>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6"/>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050_ViewSurveyFromPlanningSurvey</text:p>
          </table:table-cell>
          <table:table-cell/>
          <table:table-cell office:value-type="string">
            <text:p>Planning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6"/>
          <table:table-cell table:style-name="ce232"/>
          <table:table-cell table:number-columns-repeated="1017"/>
        </table:table-row>
        <table:table-row table:style-name="ro27">
          <table:table-cell table:style-name="ce232" office:value-type="string">
            <text:p>SQ00051_SurveyPreview</text:p>
          </table:table-cell>
          <table:table-cell/>
          <table:table-cell office:value-type="string">
            <text:p>Survey Preview</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6"/>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052_SelectCheckBoxCanBeForwarded</text:p>
          </table:table-cell>
          <table:table-cell/>
          <table:table-cell office:value-type="string">
            <text:p>Can be Forwarded</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8"/><text:s text:c="28"/><text:s text:c="2"/>8. Click on check -box <text:s/>of Participants.</text:p>
            <text:p>9. Click on 'Request or update participation..' button</text:p>
            <text:p>10. Click on Close.</text:p>
            <text:p>11. Click on Home link. <text:s text:c="8"/><text:s text:c="28"/><text:s text:c="28"/><text:s text:c="13"/>12.Click on ''Planning Survey' link.</text:p>
          </table:table-cell>
          <table:table-cell table:style-name="ce236"/>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4:48:4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2T14:48:41.95</dc:date>
    <meta:editing-cycles>3623</meta:editing-cycles>
    <meta:editing-duration>PT356H16M59S</meta:editing-duration>
    <meta:document-statistic meta:table-count="20" meta:cell-count="9564" meta:object-count="0"/>
  </office:meta>
</office:document-meta>
</file>